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9D70000B06E000050F8076B54AE.svm"/>
  <manifest:file-entry manifest:media-type="" manifest:full-path="Pictures/20000A0C0000A70C00005D5D8B58FEF7.svm"/>
  <manifest:file-entry manifest:media-type="" manifest:full-path="Pictures/20000AD40000A70C00005D5D80060F3D.svm"/>
  <manifest:file-entry manifest:media-type="" manifest:full-path="Pictures/200013D70000A70C00005D5D40EF7F9E.svm"/>
  <manifest:file-entry manifest:media-type="" manifest:full-path="Pictures/200005B70000A70C00005D5D7F4E15C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578in" fo:margin-right="-0.7811in" fo:text-align="justify" style:justify-single-word="false" fo:text-indent="0in" style:auto-text-indent="false" style:page-number="auto" style:shadow="none">
        <style:tab-stops>
          <style:tab-stop style:position="1.1799in" style:type="right"/>
          <style:tab-stop style:position="1.2693in"/>
          <style:tab-stop style:position="7.5681in"/>
          <style:tab-stop style:position="9.0661in"/>
        </style:tab-stops>
      </style:paragraph-properties>
    </style:style>
    <style:style style:name="P2" style:family="paragraph" style:parent-style-name="Standard" style:master-page-name="">
      <style:paragraph-properties fo:margin-left="0in" fo:margin-right="0.2929in" fo:text-indent="0in" style:auto-text-indent="false" style:page-number="aut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5"/>Report</text:p>
      <text:p text:style-name="Standard"><text:s text:c="37"/>Syniavskyi V.V. <text:s/>20-04-15. </text:p>
      <text:p text:style-name="Standard"><text:s text:c="4"/>Now we will test VAD programs, which I made earlier: sqwenrgyVAD, weakfricdetVAD, avtopeak2VAD,</text:p>
      <text:p text:style-name="Standard">stat1VAD. We will use two digital audio files: 'prob1.wav' (Fig.1.) and 'Speech.wav' (Fig.2.). </text:p>
      <text:p text:style-name="Standard"><draw:frame draw:style-name="fr1" draw:name="Графический объект1" text:anchor-type="paragraph" svg:width="7.5362in" svg:height="4.2118in" draw:z-index="0"><draw:image xlink:href="Pictures/200005B70000A70C00005D5D7F4E15C3.svm" xlink:type="simple" xlink:show="embed" xlink:actuate="onLoad"/></draw:frame></text:p>
      <text:p text:style-name="P2"><text:s text:c="4"/>File 'prob1.wav'contains sample (vector column ), which has dimension 80896. Each <text:s/>value of this <text:s/>sample is an amplitude of sound signal in db. The frequency <text:s/>of audio recording is 44100 H. Every period of this wave corresponds to one <text:s/>point of the sample. The continuance of this recording is about 2 <text:s/>seconds (80896/44100). (Really, <text:s/>I said word "seven".) <text:s/></text:p>
      <text:p text:style-name="Standard"><text:s text:c="4"/>Each VAD program divides whole sample on frames - 10 ms everyone. Each frame in 'prob1.wav' file will</text:p>
      <text:p text:style-name="Standard">contains 441 points of sample.</text:p>
      <text:p text:style-name="Standard"><text:s text:c="5"/>File 'Speech.wav' contains sample, which has dimension 152608, frequency 16000H, and continuance </text:p>
      <text:p text:style-name="Standard">about 9.5 seconds. (Voice said "A quick brown fox jumps over lazy ducks".) Each frame in this file will contains 160 points of sample.</text:p>
      <text:p text:style-name="Standard"><text:s text:c="5"/>Each VAD progpam determins <text:s/>for every frame; <text:s/>" Is there voice ,or <text:s/>is not". The result is function vad(x):</text:p>
      <text:p text:style-name="Standard"><text:s/>vad(x)=1, if point x belongs frame with voice, otherwise vad(x)=0. You can see the graphics for vad(x)</text:p>
      <text:p text:style-name="Standard"><text:s/>functions of all our programs on Fig.3. and Fig.4.(sqwenrgyVAD - black line, weakfricdetVAD - magenta line, avtopeak2VAD - cyan line, stat1VAD - red line.) <text:s/>For more visibility I multiplied every vad function (exept sqwenrgyVAD) <text:s/>on different coefficients.</text:p>
      <text:p text:style-name="Standard"><text:s text:c="5"/>As can we see at Fig3.(and Fig11) magenta(weakfricdetVAD) line covers blue line exactly. Stat1VAD lost one frame, sqwenrgyVAD lost two frames. avtopeak2VAD lost 10 frames and added 2 false . Our program (VAD_comparing_15_04_15_.m) <text:s/>can count number frames with voice, and it shows:</text:p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><text:soft-page-break/></text:p>
      <text:p text:style-name="Standard"><text:s text:c="3"/>name <text:s text:c="9"/>numberVoiceFrames <text:s text:c="5"/></text:p>
      <text:p text:style-name="Standard"><text:s text:c="4"/>________________ <text:s text:c="3"/>_________________ <text:s text:c="2"/></text:p>
      <text:p text:style-name="Standard"/>
      <text:p text:style-name="Standard"><text:s text:c="4"/>'sqwenrgyVAD' <text:s text:c="6"/>38 <text:s text:c="56"/></text:p>
      <text:p text:style-name="Standard"><text:s text:c="4"/>'weakfricdetVAD' <text:s text:c="3"/>40 <text:s text:c="35"/></text:p>
      <text:p text:style-name="Standard"><text:s text:c="4"/>'avcorpeakVAD' <text:s text:c="5"/>32 <text:s text:c="39"/></text:p>
      <text:p text:style-name="Standard"><text:s text:c="4"/>'stat1VAD' <text:s text:c="9"/>39 </text:p>
      <text:p text:style-name="Standard"><text:s text:c="4"/>On aurally, here, all (four) VADs give same results, I can not hear differance. Sound is good.</text:p>
      <text:p text:style-name="Standard"><text:s text:c="4"/>Now let handle second record, using our VADs.</text:p>
      <text:p text:style-name="Standard"><text:s text:c="4"/>As can we see at Fig4.(and Fig10), again, <text:s/>magenta (weakfricdetVAD) line covers blue line exactly. Stat1VAD lost 3 frame, and added 7 false frames, sqwenrgyVAD lost two frames. avtopeak2VAD lost 39 frames, and added 2 false frames.</text:p>
      <text:p text:style-name="Standard"><text:s text:c="3"/><text:tab/> <text:s text:c="5"/>name <text:s text:c="9"/>numberVoiceFrames <text:s text:c="5"/></text:p>
      <text:p text:style-name="Standard"><text:s text:c="4"/>________________ <text:s text:c="3"/>_________________ <text:s text:c="3"/></text:p>
      <text:p text:style-name="Standard"/>
      <text:p text:style-name="Standard"><text:s text:c="4"/>'sqwenrgyVAD' <text:s text:c="6"/>286 <text:s text:c="38"/></text:p>
      <text:p text:style-name="Standard"><text:s text:c="4"/>'weakfricdetVAD' <text:s text:c="3"/>293 <text:s text:c="17"/></text:p>
      <text:p text:style-name="Standard"><text:s text:c="4"/>'avcorpeakVAD' <text:s text:c="5"/>256 <text:s text:c="17"/></text:p>
      <text:p text:style-name="Standard"><text:s text:c="4"/>'stat1VAD' <text:s text:c="9"/>297 </text:p>
      <text:p text:style-name="Standard"><text:s text:c="4"/>On aurally, here, all (four) VADs give same results,too. I can not hear differance. Sound is good.</text:p>
      <text:p text:style-name="Standard"><draw:frame draw:style-name="fr2" draw:name="Графический объект2" text:anchor-type="paragraph" svg:width="7.5362in" svg:height="4.2118in" draw:z-index="1"><draw:image xlink:href="Pictures/200013D70000A70C00005D5D40EF7F9E.svm" xlink:type="simple" xlink:show="embed" xlink:actuate="onLoad"/></draw:frame> <text:s text:c="3"/>Now we will add white noice (red on Fig5a and Fig5b), more and more with every time(Fig8a - Fig9b). </text:p>
      <text:p text:style-name="Standard"><text:s text:c="3"/>At first, we will add N = randn(X2)* 0.01. Where randn(X2) is vector with same dimension as vector <text:s/>X2 ,</text:p>
      <text:p text:style-name="Standard">and its values are random values, with classical normal <text:s/>distribution.</text:p>
      <text:p text:style-name="Standard"><text:s text:c="3"/>As we see at Fig5b N has amplitude about 0.035db, for compare <text:s/>real <text:s/>noice in X1 has amplitude about 0.02db,</text:p>
      <text:p text:style-name="Standard">noise in X2 has amplitude about 0.005db.X2 is very clear signal. I took it from special library (see my earlier notes).</text:p>
      <text:p text:style-name="Standard"><text:soft-page-break/><text:s text:c="4"/>I wrote special program (VAD_comparing_15_04_15_.m) to test our VADs in conditions with different noise ratio in signal.</text:p>
      <text:p text:style-name="Standard"><text:s text:c="3"/>At first we use signal X2( 'Speech.WAV) .And we <text:s/>run the script-function (VAD_comparing_15_04_15_.m) </text:p>
      <text:p text:style-name="Standard"><text:s/>by call: A1 = VAD_comparing_15_04_15_('Speech.WAV', 0, 0.01, 0.02, 0.03); <text:s/>T = struct2table(A1).</text:p>
      <text:p text:style-name="Standard"><text:s text:c="2"/>And <text:s/>we get graphic of four vad(t) functions <text:s/>for X2 + N signal(Fig10a), and also we get a statistical</text:p>
      <text:p text:style-name="Standard">table: </text:p>
      <text:p text:style-name="Standard"/>
      <text:p text:style-name="Standard"><draw:frame draw:style-name="fr2" draw:name="Графический объект3" text:anchor-type="paragraph" svg:width="7.5362in" svg:height="4.2118in" draw:z-index="2"><draw:image xlink:href="Pictures/20000AD40000A70C00005D5D80060F3D.svm" xlink:type="simple" xlink:show="embed" xlink:actuate="onLoad"/></draw:frame> <text:s/></text:p>
      <text:p text:style-name="Standard"><text:s text:c="7"/>name <text:s text:c="9"/>numberVoiceFrames <text:s text:c="7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7"/>164 <text:s text:c="17"/>0.57343 <text:s text:c="21"/></text:p>
      <text:p text:style-name="Standard"><text:s text:c="4"/>'weakfricdetVAD' <text:s text:c="3"/>293 <text:s text:c="27"/>141 <text:s text:c="17"/>0.48123 <text:s text:c="21"/></text:p>
      <text:p text:style-name="Standard"><text:s text:c="4"/>'avcorpeakVAD' <text:s text:c="5"/>256 <text:s text:c="26"/>132 <text:s text:c="17"/>0.51563 <text:s text:c="21"/></text:p>
      <text:p text:style-name="Standard"><text:s text:c="4"/>'stat1VAD' <text:s text:c="9"/>297 <text:s text:c="27"/>124 <text:s text:c="17"/>0.41751</text:p>
      <text:p text:style-name="Standard"><text:s text:c="7"/>On aurally, here,</text:p>
      <text:p text:style-name="Standard"><text:tab/> <text:s text:c="2"/>'weakfricdetVAD' has one defect: we can not hear sound <text:s/>'s' at the end of word 'ducks'.</text:p>
      <text:p text:style-name="Standard"><text:tab/> <text:s text:c="2"/>'avcorpeakVAD' <text:s text:c="2"/>has next defects: we <text:s/>hear interference at the end of word 'quick'. </text:p>
      <text:p text:style-name="Standard"><text:s text:c="14"/>'sqwenrgyVAD' <text:s text:c="4"/>has next defects: we can not hear sounds 'k' and <text:s/>'s' at the ends of words 'fox' and </text:p>
      <text:p text:style-name="Standard"><text:s text:c="44"/>'ducks'.</text:p>
      <text:p text:style-name="Standard"><text:s text:c="13"/>'stat1VAD' <text:s text:c="13"/>has good sound. <text:s text:c="2"/></text:p>
      <text:p text:style-name="Standard"><text:s text:c="3"/></text:p>
      <text:p text:style-name="Standard"><text:tab/></text:p>
      <text:p text:style-name="Standard"><text:s text:c="5"/>Then we <text:s/>run the script-function (VAD_comparing_15_04_15_.m) by call: A1 =</text:p>
      <text:p text:style-name="Standard">VAD_comparing_15_04_15_('Speech.WAV',0,0.02,); T = struct2table(A1).</text:p>
      <text:p text:style-name="Standard"><text:s text:c="2"/>And <text:s/>we get graphic of four vad(t) functions <text:s/>for X2 + 2*N signal(Fig10b), and also we get a statistical table:</text:p>
      <text:p text:style-name="Standard"><text:soft-page-break/><text:s text:c="7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6"/>210 <text:s text:c="17"/>0.73427 <text:s text:c="21"/></text:p>
      <text:p text:style-name="Standard"><text:s text:c="4"/>'weakfricdetVAD' <text:s text:c="3"/>293 <text:s text:c="27"/>163 <text:s text:c="17"/>0.55631 <text:s text:c="21"/></text:p>
      <text:p text:style-name="Standard"><text:s text:c="4"/>'avcorpeakVAD' <text:s text:c="5"/>256 <text:s text:c="27"/>214 <text:s text:c="17"/>0.83594 <text:s text:c="21"/></text:p>
      <text:p text:style-name="Standard"><text:s text:c="4"/>'stat1VAD' <text:s text:c="9"/>297 <text:s text:c="27"/>169 <text:s text:c="17"/>0.56902 </text:p>
      <text:p text:style-name="Standard"><text:s text:c="3"/>On aurally, here ,</text:p>
      <text:p text:style-name="Standard"><text:s text:c="3"/>'weakfricdetVAD' <text:s text:c="3"/>has two defects: we can not hear sounds 'k' and <text:s/>'s' at the end of word 'ducks'.</text:p>
      <text:p text:style-name="Standard"><text:s text:c="3"/>'avcorpeakVAD'<text:tab/>gives bad sound: a lot of interference at the end of every word.</text:p>
      <text:p text:style-name="Standard"><text:s text:c="3"/>'sqwenrgyVAD' <text:tab/>has next defects: we can not hear sounds 'k' and <text:s/>'s' at the ends of words 'fox' and 'ducks' </text:p>
      <text:p text:style-name="Standard"><text:s text:c="35"/>and ends of others words are cut.</text:p>
      <text:p text:style-name="Standard"><text:s text:c="4"/>'stat1VAD' <text:s text:c="12"/>has one defect: we can not hear sound <text:s/>'s' at the end of word 'ducks'. <text:s text:c="2"/></text:p>
      <text:p text:style-name="Standard"><text:s text:c="4"/>Then we <text:s/>run the script-function (VAD_comparing_15_04_15_.m) by call: A1 =</text:p>
      <text:p text:style-name="Standard">VAD_comparing_15_04_15_('Speech.WAV',0,0.03,); T = struct2table(A1).</text:p>
      <text:p text:style-name="Standard"><text:s text:c="2"/>And <text:s/>we get graphic of four vad(t) functions <text:s/>for X2 + 3*N signal(Fig10c), and also we get a statistical table:</text:p>
      <text:p text:style-name="Standard"><text:s text:c="6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8"/>255 <text:s text:c="17"/>0.89161 <text:s text:c="21"/></text:p>
      <text:p text:style-name="Standard"><text:s text:c="4"/>'weakfricdetVAD' <text:s text:c="3"/>293 <text:s text:c="27"/>175 <text:s text:c="17"/>0.59727 <text:s text:c="21"/></text:p>
      <text:p text:style-name="Standard"><text:s text:c="4"/>'avcorpeakVAD' <text:s text:c="5"/>256 <text:s text:c="27"/>243 <text:s text:c="17"/>0.94922 <text:s text:c="21"/></text:p>
      <text:p text:style-name="Standard"><text:s text:c="4"/>'stat1VAD' <text:s text:c="9"/>297 <text:s text:c="27"/>175 <text:s text:c="17"/>0.58923</text:p>
      <text:p text:style-name="Standard"><text:s text:c="5"/>On aurally, here ,</text:p>
      <text:p text:style-name="Standard"><text:tab/> 'weakfricdetVAD' has next defects: we can not hear sounds 'k' and <text:s/>'s' at the ends of words 'fox' and</text:p>
      <text:p text:style-name="Standard"><text:s text:c="41"/>'ducks'. <text:tab/></text:p>
      <text:p text:style-name="Standard"><text:s text:c="12"/>'sqwenrgyVAD' gives bad sound: the ends of all words are cut.</text:p>
      <text:p text:style-name="Standard"><text:s text:c="12"/>'stat1VAD' <text:s text:c="6"/>has next defects: we can not hear sounds 'k' and <text:s/>'s' at the ends of words 'fox' and 'ducks'. <text:tab/> <text:tab/> </text:p>
      <text:p text:style-name="Standard"><text:s text:c="4"/>As we see, at last, 'stat1VAD' and 'weakfricdetVAD' have better result than<text:tab/>'sqwenrgyVAD' and</text:p>
      <text:p text:style-name="Standard">'avcorpeakVAD' and <text:s/>is the best.</text:p>
      <text:p text:style-name="Standard"><text:s text:c="3"/>Then, we use signal X1( 'prob1.WAV) And we are run the script-function (VAD_comparing_15_04_15_.m) </text:p>
      <text:p text:style-name="Standard"><text:s/>by call: A1 = VAD_comparing_15_04_15_('prob1.WAV',0,0.01,0.02,0.03); T = struct2table(A1).</text:p>
      <text:p text:style-name="Standard"><text:s/>And <text:s/>we get graphic of four vad(t) functions <text:s/>for X1 + N signal(Fig11a), and also we get a statistical table:</text:p>
      <text:p text:style-name="Standard"><text:s text:c="10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38 <text:s text:c="31"/>7 <text:s text:c="19"/>0.18421 <text:s text:c="20"/></text:p>
      <text:p text:style-name="Standard"><text:s text:c="4"/>'weakfricdetVAD' <text:s text:c="3"/>40 <text:s text:c="31"/>1 <text:s text:c="21"/>0.025 <text:s text:c="20"/></text:p>
      <text:p text:style-name="Standard"><text:s text:c="4"/>'avcorpeakVAD' <text:s text:c="5"/>32 <text:s text:c="29"/>23 <text:s text:c="19"/>0.71875 <text:s text:c="20"/></text:p>
      <text:p text:style-name="Standard"><text:s text:c="4"/>'stat1VAD' <text:s text:c="9"/>39 <text:s text:c="31"/>0 <text:s text:c="18"/>0.025641</text:p>
      <text:p text:style-name="Standard"/>
      <text:p text:style-name="Standard">Then we <text:s/>run the script-function (VAD_comparing_15_04_15_.m) by call: A1 =</text:p>
      <text:p text:style-name="Standard">VAD_comparing_15_04_15_('Speech.WAV',0,0.02,); T = struct2table(A1).</text:p>
      <text:p text:style-name="Standard"><draw:frame draw:style-name="fr3" draw:name="Графический объект4" text:anchor-type="paragraph" svg:width="7.5362in" svg:height="4.2118in" draw:z-index="3"><draw:image xlink:href="Pictures/20000A0C0000A70C00005D5D8B58FEF7.svm" xlink:type="simple" xlink:show="embed" xlink:actuate="onLoad"/></draw:frame><text:soft-page-break/> <text:s/>And <text:s/>we get graphic of four vad(t) functions <text:s/>for X1 + 2*N signal(Fig11b), and also we get a statistical table:<text:tab/></text:p>
      <text:p text:style-name="Standard"><text:s text:c="9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</text:p>
      <text:p text:style-name="Standard"><text:s text:c="4"/>'sqwenrgyVAD' <text:s text:c="6"/>38 <text:s text:c="29"/>19 <text:s text:c="23"/>0.5 <text:s text:c="20"/></text:p>
      <text:p text:style-name="Standard"><text:s text:c="4"/>'weakfricdetVAD' <text:s text:c="3"/>40 <text:s text:c="31"/>2 <text:s text:c="22"/>0.05 <text:s text:c="20"/></text:p>
      <text:p text:style-name="Standard"><text:s text:c="4"/>'avcorpeakVAD' <text:s text:c="5"/>32 <text:s text:c="29"/>27 <text:s text:c="19"/>0.84375 <text:s text:c="20"/></text:p>
      <text:p text:style-name="Standard"><text:s text:c="4"/>'stat1VAD' <text:s text:c="9"/>39 <text:s text:c="31"/>0 <text:s text:c="18"/>0.025641</text:p>
      <text:p text:style-name="Standard">On aurally, here ,</text:p>
      <text:p text:style-name="Standard"><text:s text:c="13"/>'avcorpeakVAD' has very bad sound (only 's' and interference).</text:p>
      <text:p text:style-name="Standard"><text:tab/> 'sqwenrgyVAD' <text:s/>has next defects: there are interference.</text:p>
      <text:p text:style-name="Standard"><text:s text:c="13"/>'stat1VAD' <text:s/>and <text:s text:c="2"/>'weakfricdetVAD' have good sound. <text:s text:c="4"/></text:p>
      <text:p text:style-name="Standard"><text:s text:c="7"/>Then we <text:s/>run the script-function (VAD_comparing_15_04_15_.m) by call: A1 =</text:p>
      <text:p text:style-name="Standard">VAD_comparing_15_04_15_('Speech.WAV',0,0.03,); T = struct2table(A1).</text:p>
      <text:p text:style-name="Standard"><text:s text:c="2"/>And <text:s/>we get graphic of four vad(t) functions <text:s/>for X1 + 3*N signal(Fig11c), and also we get a statistical table:</text:p>
      <text:p text:style-name="Standard"><text:s text:c="9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</text:p>
      <text:p text:style-name="Standard"><text:s text:c="4"/>'sqwenrgyVAD' <text:s text:c="6"/>38 <text:s text:c="30"/>26 <text:s text:c="19"/>0.68421 <text:s text:c="20"/></text:p>
      <text:p text:style-name="Standard"><text:s text:c="4"/>'weakfricdetVAD' <text:s text:c="3"/>40 <text:s text:c="31"/>8 <text:s text:c="23"/>0.2 <text:s text:c="20"/></text:p>
      <text:p text:style-name="Standard"><text:s text:c="4"/>'avcorpeakVAD' <text:s text:c="5"/>32 <text:s text:c="30"/>30 <text:s text:c="20"/>0.9375 <text:s text:c="20"/></text:p>
      <text:p text:style-name="Standard"><text:s text:c="4"/>'stat1VAD' <text:s text:c="14"/>39 <text:s text:c="30"/>0 <text:s text:c="18"/>0.025641 <text:s text:c="21"/></text:p>
      <text:p text:style-name="Standard"><text:s text:c="4"/>On aurally, here ,</text:p>
      <text:p text:style-name="Standard"><text:s text:c="13"/>'avcorpeakVAD' has very bad sound (only 's' and interference).</text:p>
      <text:p text:style-name="Standard"><text:tab/> 'sqwenrgyVAD' <text:s/>has next defects: We can hear only part <text:s/>'se...' of word 'seven'.</text:p>
      <text:p text:style-name="Standard"><text:s text:c="15"/>'stat1VAD' <text:s/>and <text:s text:c="2"/>'weakfricdetVAD' have good sound. </text:p>
      <text:p text:style-name="Standard"><text:s text:c="4"/>As we can see (Fig9.a) , in this case, ratio voice/noise is (0.78-0.14)/0.14 = 4.57.</text:p>
      <text:p text:style-name="Standard"><text:s text:c="5"/>In whole, we can make conclusion: The VADs 'stat1VAD' <text:s/>and <text:s text:c="2"/>'weakfricdetVAD' are <text:s/>more appropriate <text:s/>for our work. The 'stat1VAD' is the best.</text:p>
      <text:p text:style-name="Standard"><text:soft-page-break/><text:s text:c="9"/></text:p>
      <text:p text:style-name="Standard"/>
      <text:p text:style-name="Standard"><text:s text:c="9"/>I made modification 'stat1_dd_VAD' for statistical VAD 'stat1VAD'. New program gives good result for our tests (see TABLE 28-04 <text:s/>and Fig 15-18 in file Report_28_04_15). This algorithm bases on more complex mathematical support.</text:p>
      <text:p text:style-name="Standard"/>
      <text:p text:style-name="Standard"><draw:frame draw:style-name="fr4" draw:name="Графический объект5" text:anchor-type="paragraph" svg:width="7.5362in" svg:height="3.4583in" draw:z-index="4"><draw:image xlink:href="Pictures/200009D70000B06E000050F8076B54AE.svm" xlink:type="simple" xlink:show="embed" xlink:actuate="onLoad"/></draw:frame></text:p>
      <text:p text:style-name="Standard"/>
      <text:p text:style-name="Standard"/>
      <text:p text:style-name="Standard"/>
      <text:p text:style-name="Standard"><text:s text:c="14"/>TABLE 28-04.</text:p>
      <text:p text:style-name="Standard"><text:s text:c="10"/>name <text:s text:c="9"/>numberVoiceFrames <text:s text:c="7"/>numberLostFframes <text:s text:c="3"/>ratio_Errors_to_Voice_Fframes</text:p>
      <text:p text:style-name="Standard"><text:s text:c="4"/>________________ <text:s text:c="3"/>_________________ <text:s text:c="5"/>_________________ <text:s text:c="3"/>_____________________________</text:p>
      <text:p text:style-name="Standard"/>
      <text:p text:style-name="Standard"><text:s text:c="4"/>'stat1_dd_VAD' <text:s text:c="5"/>[334] <text:s text:c="32"/>[ <text:s/>0] <text:s text:c="15"/>[ <text:s text:c="4"/>0] <text:s text:c="20"/></text:p>
      <text:p text:style-name="Standard"><text:s text:c="4"/>'weakfricdetVAD' <text:s text:c="3"/>[293] <text:s text:c="30"/>[177] <text:s text:c="15"/>[0.6041] <text:s text:c="20"/></text:p>
      <text:p text:style-name="Standard"><text:s text:c="20"/></text:p>
      <text:p text:style-name="Standard"><text:s text:c="4"/>'stat1VAD' <text:s text:c="9"/>[297] <text:s text:c="32"/>[177] <text:s text:c="15"/>[0.5960] <text:s text:c="20"/></text:p>
      <text:p text:style-name="Standard"/>
      <text:p text:style-name="Standard"><text:s text:c="6"/>As we see, new VAD do not lost voices frames at hard noise conditions( for X2 + 3*N signal), when the best <text:s text:c="2"/>previos algorithms lost <text:s/>a lot of frames.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73in" fo:margin-right="0.29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rij </meta:initial-creator>
    <meta:creation-date>2015-04-20T08:16:09.87</meta:creation-date>
    <dc:date>2015-05-26T23:53:09.53</dc:date>
    <dc:creator>Valerij </dc:creator>
    <meta:editing-duration>PT16H27M3S</meta:editing-duration>
    <meta:editing-cycles>9</meta:editing-cycles>
    <meta:generator>OpenOffice/4.1.1$Win32 OpenOffice.org_project/411m6$Build-9775</meta:generator>
    <meta:document-statistic meta:table-count="0" meta:image-count="5" meta:object-count="0" meta:page-count="6" meta:paragraph-count="134" meta:word-count="1233" meta:character-count="11996"/>
  </office:meta>
</office:document-meta>
</file>